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854in" fo:margin-left="0in" table:align="left" style:may-break-between-rows="true" table:border-model="collapsing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2.26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3694in"/>
    </style:style>
    <style:style style:name="Types" style:family="table">
      <style:table-properties style:width="7.4597in" table:align="margins"/>
    </style:style>
    <style:style style:name="Types.A" style:family="table-column">
      <style:table-column-properties style:column-width="1.8646in" style:rel-column-width="16383*"/>
    </style:style>
    <style:style style:name="Types.D" style:family="table-column">
      <style:table-column-properties style:column-width="1.8653in" style:rel-column-width="16386*"/>
    </style:style>
    <style:style style:name="Types.A1" style:family="table-cell">
      <style:table-cell-properties fo:background-color="#81aca6" fo:padding="0in" fo:border="0.75pt solid #666666" style:writing-mode="page">
        <style:background-image/>
      </style:table-cell-properties>
    </style:style>
    <style:style style:name="Types.B1" style:family="table-cell">
      <style:table-cell-properties fo:background-color="#81aca6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ypes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ypes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ypes.D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ypes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ypes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ypes.D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ypes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ypes.A6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ypes.B6" style:family="table-cell" style:data-style-name="N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ypes.D6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Header">
      <style:text-properties fo:color="#729fcf" fo:font-size="14pt" style:text-underline-style="solid" style:text-underline-width="auto" style:text-underline-color="font-color" fo:font-weight="bold" officeooo:rsid="001a3f4e" officeooo:paragraph-rsid="001a3f4e" style:font-size-asian="14pt" style:font-weight-asian="bold" style:font-size-complex="14pt" style:font-weight-complex="bold"/>
    </style:style>
    <style:style style:name="P2" style:family="paragraph" style:parent-style-name="Header">
      <style:text-properties fo:color="#729fcf" style:text-underline-style="solid" style:text-underline-width="auto" style:text-underline-color="font-color" fo:font-weight="bold" officeooo:rsid="001a3f4e" officeooo:paragraph-rsid="001a3f4e" style:font-weight-asian="bold" style:font-weight-complex="bold"/>
    </style:style>
    <style:style style:name="P3" style:family="paragraph" style:parent-style-name="Standard">
      <style:text-properties officeooo:rsid="001c249e" officeooo:paragraph-rsid="00157821"/>
    </style:style>
    <style:style style:name="P4" style:family="paragraph" style:parent-style-name="Standard">
      <style:text-properties officeooo:rsid="001c249e" officeooo:paragraph-rsid="0033757b"/>
    </style:style>
    <style:style style:name="P5" style:family="paragraph" style:parent-style-name="Standard">
      <style:text-properties officeooo:rsid="001c249e" officeooo:paragraph-rsid="0033aa63"/>
    </style:style>
    <style:style style:name="P6" style:family="paragraph" style:parent-style-name="Standard">
      <style:text-properties officeooo:rsid="002879c8" officeooo:paragraph-rsid="002879c8"/>
    </style:style>
    <style:style style:name="P7" style:family="paragraph" style:parent-style-name="Standard">
      <style:text-properties officeooo:rsid="002bb32b" officeooo:paragraph-rsid="002bb32b"/>
    </style:style>
    <style:style style:name="P8" style:family="paragraph" style:parent-style-name="Standard">
      <style:text-properties fo:font-weight="bold" officeooo:rsid="002879c8" officeooo:paragraph-rsid="002879c8" style:font-weight-asian="bold" style:font-weight-complex="bold"/>
    </style:style>
    <style:style style:name="P9" style:family="paragraph" style:parent-style-name="Standard">
      <style:text-properties fo:font-weight="bold" officeooo:rsid="002bb32b" officeooo:paragraph-rsid="002bb32b" style:font-weight-asian="bold" style:font-weight-complex="bold"/>
    </style:style>
    <style:style style:name="P10" style:family="paragraph" style:parent-style-name="Standard">
      <style:text-properties fo:font-weight="bold" officeooo:rsid="0033aa63" officeooo:paragraph-rsid="0033aa63" style:font-weight-asian="bold" style:font-weight-complex="bold"/>
    </style:style>
    <style:style style:name="P11" style:family="paragraph" style:parent-style-name="Standard">
      <style:text-properties officeooo:rsid="0033aa63" officeooo:paragraph-rsid="0033aa63"/>
    </style:style>
    <style:style style:name="P12" style:family="paragraph" style:parent-style-name="Standard">
      <style:text-properties officeooo:rsid="00360025" officeooo:paragraph-rsid="00360025"/>
    </style:style>
    <style:style style:name="P13" style:family="paragraph" style:parent-style-name="Standard">
      <style:text-properties fo:color="#000000" officeooo:rsid="00360025" officeooo:paragraph-rsid="00360025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bb32b" officeooo:paragraph-rsid="002bb3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1fe" officeooo:paragraph-rsid="002ea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bb32b" officeooo:paragraph-rsid="002bb32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Heading_20_3">
      <style:text-properties fo:color="#729fcf"/>
    </style:style>
    <style:style style:name="P21" style:family="paragraph" style:parent-style-name="Standard">
      <style:text-properties officeooo:rsid="002ea1fe" officeooo:paragraph-rsid="002879c8"/>
    </style:style>
    <style:style style:name="P22" style:family="paragraph" style:parent-style-name="Standard">
      <style:text-properties officeooo:rsid="0033757b" officeooo:paragraph-rsid="0033757b"/>
    </style:style>
    <style:style style:name="P23" style:family="paragraph" style:parent-style-name="Standard">
      <style:text-properties officeooo:rsid="001c249e" officeooo:paragraph-rsid="0015782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879c8" style:font-size-asian="18pt" style:font-size-complex="18pt"/>
    </style:style>
    <style:style style:name="T3" style:family="text">
      <style:text-properties officeooo:rsid="002879c8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37ade0" style:font-size-asian="14pt" style:font-size-complex="14pt"/>
    </style:style>
    <style:style style:name="T6" style:family="text">
      <style:text-properties fo:font-weight="normal" officeooo:rsid="00308072" style:font-weight-asian="normal" style:font-weight-complex="normal"/>
    </style:style>
    <style:style style:name="T7" style:family="text">
      <style:text-properties fo:font-weight="normal" officeooo:rsid="00360025" style:font-weight-asian="normal" style:font-weight-complex="normal"/>
    </style:style>
    <style:style style:name="T8" style:family="text">
      <style:text-properties fo:color="#729fcf"/>
    </style:style>
    <style:style style:name="T9" style:family="text">
      <style:text-properties fo:color="#729fcf" style:font-name="Liberation Sans" fo:font-size="14.1000003814697pt" fo:font-weight="bold" officeooo:rsid="002879c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fo:color="#729fcf" style:font-name="Liberation Sans" fo:font-size="14.1000003814697pt" fo:font-weight="bold" officeooo:rsid="002f245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fo:color="#729fcf" style:font-name="Liberation Sans" fo:font-size="14.1000003814697pt" fo:font-weight="bold" officeooo:rsid="0037ade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officeooo:rsid="0029ebd3"/>
    </style:style>
    <style:style style:name="T13" style:family="text">
      <style:text-properties officeooo:rsid="002da47d"/>
    </style:style>
    <style:style style:name="T14" style:family="text">
      <style:text-properties officeooo:rsid="002ea1fe"/>
    </style:style>
    <style:style style:name="T15" style:family="text">
      <style:text-properties officeooo:rsid="002f2450"/>
    </style:style>
    <style:style style:name="T16" style:family="text">
      <style:text-properties officeooo:rsid="00308072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0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33757b"/>
    </style:style>
    <style:style style:name="T22" style:family="text">
      <style:text-properties officeooo:rsid="0033aa63"/>
    </style:style>
    <style:style style:name="T23" style:family="text">
      <style:text-properties officeooo:rsid="00348d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1">Day 4 - </text:span><text:span text:style-name="T9">TYPES of Variables </text:span><text:span text:style-name="T10">and special operations</text:span><text:span text:style-name="T8">:</text:span></text:h>
      <text:p text:style-name="P3"/>
      <text:p text:style-name="P8">double / float <text:s text:c="2"/><text:span text:style-name="T6">(8 bytes / 4 bytes)</text:span></text:p>
      <text:p text:style-name="P3"><text:tab/><text:span text:style-name="T16">+, -, /, * <text:s/>and cmath library functions like pow</text:span></text:p>
      <text:p text:style-name="P3"/>
      <text:p text:style-name="P3"/>
      <text:p text:style-name="P3"/>
      <text:p text:style-name="P8">int <text:s text:c="5"/><text:span text:style-name="T6">(4 bytes) <text:s text:c="7"/></text:span><text:span text:style-name="T7">minutes and seconds problem <text:s/>(seconds → minutes and seconds)</text:span></text:p>
      <text:p text:style-name="P6"><text:tab/>%</text:p>
      <text:p text:style-name="P6"><text:tab/>/</text:p>
      <text:p text:style-name="P6"/>
      <text:p text:style-name="P6"/>
      <text:p text:style-name="P6"/>
      <text:p text:style-name="P9">bool<text:span text:style-name="T3"> <text:s text:c="3"/></text:span><text:span text:style-name="T6">(1 byte)</text:span></text:p>
      <text:p text:style-name="P7"/>
      <text:p text:style-name="P7"/>
      <text:p text:style-name="P7"/>
      <text:p text:style-name="P21">Boolean Logic: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AND <text:s/>(&amp;&amp;)</text:p>
          </table:table-cell>
          <table:table-cell table:style-name="Table1.A1" office:value-type="string">
            <text:p text:style-name="P17">OR ( | | )</text:p>
          </table:table-cell>
          <table:table-cell table:style-name="Table1.C1" office:value-type="string">
            <text:p text:style-name="P17">NOT (!)</text:p>
          </table:table-cell>
        </table:table-row>
        <table:table-row table:style-name="TableLine94030158298064">
          <table:table-cell table:style-name="Table1.A2" office:value-type="string">
            <text:p text:style-name="P16"><text:s text:c="2"/><text:span text:style-name="T14">True &amp;&amp; True <text:s text:c="3"/></text:span><text:span text:style-name="T16">=</text:span></text:p>
          </table:table-cell>
          <table:table-cell table:style-name="Table1.A2" office:value-type="string">
            <text:p text:style-name="P16"><text:s text:c="2"/><text:span text:style-name="T14">True <text:s/></text:span><text:span text:style-name="T16">|| <text:s/></text:span><text:span text:style-name="T14">True <text:s text:c="2"/></text:span><text:span text:style-name="T16">=</text:span></text:p>
          </table:table-cell>
          <table:table-cell table:style-name="Table1.C2" office:value-type="string">
            <text:p text:style-name="P16">!<text:span text:style-name="T16">True</text:span></text:p>
          </table:table-cell>
        </table:table-row>
        <table:table-row table:style-name="Table1.3">
          <table:table-cell table:style-name="Table1.A2" office:value-type="string">
            <text:p text:style-name="P16"><text:s text:c="2"/><text:span text:style-name="T14">True &amp;&amp; False <text:s text:c="2"/></text:span><text:span text:style-name="T16">=</text:span></text:p>
          </table:table-cell>
          <table:table-cell table:style-name="Table1.A2" office:value-type="string">
            <text:p text:style-name="P19"><text:span text:style-name="T17"><text:s text:c="2"/></text:span><text:span text:style-name="T18">True <text:s/></text:span><text:span text:style-name="T19">||</text:span><text:span text:style-name="T18"> <text:s/>False <text:s/></text:span><text:span text:style-name="T19">=</text:span></text:p>
          </table:table-cell>
          <table:table-cell table:style-name="Table1.C2" office:value-type="string">
            <text:p text:style-name="P16">!<text:span text:style-name="T16">False</text:span></text:p>
          </table:table-cell>
        </table:table-row>
        <table:table-row table:style-name="TableLine94030158300272">
          <table:table-cell table:style-name="Table1.A2" office:value-type="string">
            <text:p text:style-name="P16"><text:s text:c="2"/><text:span text:style-name="T14">False &amp;&amp; True <text:s text:c="2"/></text:span><text:span text:style-name="T16">=</text:span></text:p>
          </table:table-cell>
          <table:table-cell table:style-name="Table1.A2" office:value-type="string">
            <text:p text:style-name="P19"><text:span text:style-name="T17"><text:s text:c="2"/></text:span><text:span text:style-name="T18">False </text:span><text:span text:style-name="T19">|| <text:s/></text:span><text:span text:style-name="T18">True <text:s text:c="2"/></text:span><text:span text:style-name="T19">=</text:span></text:p>
          </table:table-cell>
          <table:table-cell table:style-name="Table1.C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6"><text:s text:c="2"/><text:span text:style-name="T14">False &amp;&amp; False <text:s/></text:span><text:span text:style-name="T16">=</text:span></text:p>
          </table:table-cell>
          <table:table-cell table:style-name="Table1.A2" office:value-type="string">
            <text:p text:style-name="P19"><text:span text:style-name="T17"><text:s text:c="2"/></text:span><text:span text:style-name="T18">False </text:span><text:span text:style-name="T19">|| </text:span><text:span text:style-name="T18"><text:s/>False <text:s/></text:span><text:span text:style-name="T19">=</text:span></text:p>
          </table:table-cell>
          <table:table-cell table:style-name="Table1.C2" office:value-type="string">
            <text:p text:style-name="P16"/>
          </table:table-cell>
        </table:table-row>
      </table:table>
      <text:p text:style-name="P6"/>
      <text:p text:style-name="P6"/>
      <text:p text:style-name="P9">char <text:s text:c="2"/><text:span text:style-name="T6">(1 byte)</text:span></text:p>
      <text:p text:style-name="P6"><text:tab/>/<text:span text:style-name="T15">t, /n, /a</text:span></text:p>
      <text:p text:style-name="P6"/>
      <text:p text:style-name="P6"/>
      <text:p text:style-name="P6"/>
      <text:p text:style-name="P6"/>
      <text:p text:style-name="P6"><text:span text:style-name="T20">string</text:span> <text:s/><text:span text:style-name="T12">(not a built in type, but from the library “string”)</text:span></text:p>
      <text:p text:style-name="P3"><text:tab/><text:span text:style-name="T13">operations:</text:span></text:p>
      <text:p text:style-name="P3"><text:tab/><text:tab/><text:span text:style-name="T13">if your code has #include &lt;iostream&gt; or #include &lt;string&gt;, there are some predefined operations that you can use</text:span></text:p>
      <text:p text:style-name="P3"/>
      <text:p text:style-name="P3"><text:tab/><text:tab/><text:span text:style-name="T13">+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ypes" table:style-name="Types" table:template-name="Simple Grid Rows">
        <table:table-column table:style-name="Types.A" table:number-columns-repeated="3"/>
        <table:table-column table:style-name="Types.D"/>
        <text:soft-page-break/>
        <table:table-row table:style-name="TableLine94030158305488">
          <table:table-cell table:style-name="Types.A1" office:value-type="string">
            <text:p text:style-name="P18">Code</text:p>
          </table:table-cell>
          <table:table-cell table:style-name="Types.B1" office:value-type="string">
            <text:p text:style-name="P18">User Input</text:p>
          </table:table-cell>
          <table:table-cell table:style-name="Types.B1" office:value-type="string">
            <text:p text:style-name="P18">Program Output</text:p>
          </table:table-cell>
          <table:table-cell table:style-name="Types.A1" office:value-type="string">
            <text:p text:style-name="P18">Unread Input</text:p>
          </table:table-cell>
        </table:table-row>
        <table:table-row table:style-name="TableLine94030158340448">
          <table:table-cell table:style-name="Types.A2" office:value-type="string">
            <text:p text:style-name="P15"/>
            <text:p text:style-name="P15">char c;</text:p>
            <text:p text:style-name="P15">cin &gt;&gt; c;</text:p>
            <text:p text:style-name="P15">cout &lt;&lt; c &lt;&lt; endl;</text:p>
            <text:p text:style-name="P15"/>
          </table:table-cell>
          <table:table-cell table:style-name="Types.B2">
            <text:p text:style-name="P14"/>
          </table:table-cell>
          <table:table-cell table:style-name="Types.B2">
            <text:p text:style-name="P14"/>
          </table:table-cell>
          <table:table-cell table:style-name="Types.D2">
            <text:p text:style-name="P14"/>
          </table:table-cell>
        </table:table-row>
        <table:table-row table:style-name="TableLine94030158341920">
          <table:table-cell table:style-name="Types.A5" office:value-type="string">
            <text:p text:style-name="P15"/>
            <text:p text:style-name="P15">int k;</text:p>
            <text:p text:style-name="P15">cin &gt;&gt; k;</text:p>
            <text:p text:style-name="P15">cout &lt;&lt; k &lt;&lt; endl;</text:p>
            <text:p text:style-name="P15"/>
          </table:table-cell>
          <table:table-cell table:style-name="Types.B3">
            <text:p text:style-name="P14"/>
          </table:table-cell>
          <table:table-cell table:style-name="Types.B3">
            <text:p text:style-name="P14"/>
          </table:table-cell>
          <table:table-cell table:style-name="Types.D3">
            <text:p text:style-name="P14"/>
          </table:table-cell>
        </table:table-row>
        <table:table-row table:style-name="TableLine94030158344016">
          <table:table-cell table:style-name="Types.A2" office:value-type="string">
            <text:p text:style-name="P15"/>
            <text:p text:style-name="P15">double x;</text:p>
            <text:p text:style-name="P15">cin &gt;&gt; x;</text:p>
            <text:p text:style-name="P15">cout &lt;&lt; x &lt;&lt; endl;</text:p>
            <text:p text:style-name="P15"/>
          </table:table-cell>
          <table:table-cell table:style-name="Types.B2">
            <text:p text:style-name="P14"/>
          </table:table-cell>
          <table:table-cell table:style-name="Types.B2">
            <text:p text:style-name="P14"/>
          </table:table-cell>
          <table:table-cell table:style-name="Types.D2">
            <text:p text:style-name="P14"/>
          </table:table-cell>
        </table:table-row>
        <table:table-row table:style-name="TableLine94030158344976">
          <table:table-cell table:style-name="Types.A5" office:value-type="string">
            <text:p text:style-name="P15"/>
            <text:p text:style-name="P15">string s;</text:p>
            <text:p text:style-name="P15">cin &gt;&gt; s;</text:p>
            <text:p text:style-name="P15">cout &lt;&lt; s &lt;&lt; endl;</text:p>
            <text:p text:style-name="P15"/>
          </table:table-cell>
          <table:table-cell table:style-name="Types.B3">
            <text:p text:style-name="P14"/>
          </table:table-cell>
          <table:table-cell table:style-name="Types.B3">
            <text:p text:style-name="P14"/>
          </table:table-cell>
          <table:table-cell table:style-name="Types.D3">
            <text:p text:style-name="P14"/>
          </table:table-cell>
        </table:table-row>
        <table:table-row table:style-name="TableLine94030158346128">
          <table:table-cell table:style-name="Types.A6" office:value-type="string">
            <text:p text:style-name="P15"/>
            <text:p text:style-name="P15">bool b;</text:p>
            <text:p text:style-name="P15">cin &gt;&gt; b;</text:p>
            <text:p text:style-name="P15">cout &lt;&lt; b &lt;&lt; endl;</text:p>
            <text:p text:style-name="P15"/>
          </table:table-cell>
          <table:table-cell table:style-name="Types.B6">
            <text:p text:style-name="P14"/>
          </table:table-cell>
          <table:table-cell table:style-name="Types.B6">
            <text:p text:style-name="P14"/>
          </table:table-cell>
          <table:table-cell table:style-name="Types.D6">
            <text:p text:style-name="P14"/>
          </table:table-cell>
        </table:table-row>
      </table:table>
      <text:p text:style-name="P3"/>
      <text:h text:style-name="P20" text:outline-level="3">cin and User Input:</text:h>
      <text:p text:style-name="P3"/>
      <text:p text:style-name="P22">Walshe<text:tab/>8:10</text:p>
      <text:p text:style-name="P22">Tipton<text:tab/><text:tab/>8:05</text:p>
      <text:p text:style-name="P4"/>
      <text:p text:style-name="P4"/>
      <text:p text:style-name="P22">In ASCII (standard characters for the computer), this looks like</text:p>
      <text:p text:style-name="P4"><text:tab/><text:span text:style-name="T21">W<text:tab/>a<text:tab/>l<text:tab/>s<text:tab/>h<text:tab/>e<text:tab/>\t<text:tab/>8<text:tab/>:<text:tab/>1<text:tab/>0<text:tab/>\n</text:span></text:p>
      <text:p text:style-name="P4"><text:tab/><text:span text:style-name="T21">T<text:tab/></text:span><text:span text:style-name="T22">i</text:span><text:span text:style-name="T21"><text:tab/>p<text:tab/>t<text:tab/>o<text:tab/>n<text:tab/>\t<text:tab/>8<text:tab/>:<text:tab/>0<text:tab/>5<text:tab/>\n</text:span></text:p>
      <text:p text:style-name="P4"/>
      <text:p text:style-name="P5"><text:span text:style-name="T22">string last</text:span><text:span text:style-name="T23">1, last2</text:span><text:span text:style-name="T22">;</text:span></text:p>
      <text:p text:style-name="P5"><text:span text:style-name="T22">int <text:s text:c="3"/>hour</text:span><text:span text:style-name="T23">1</text:span><text:span text:style-name="T22">, min</text:span><text:span text:style-name="T23">1, hour2, min2</text:span><text:span text:style-name="T22">;</text:span></text:p>
      <text:p text:style-name="P5"><text:span text:style-name="T23">char</text:span><text:span text:style-name="T22"> </text:span><text:span text:style-name="T23">junk</text:span><text:span text:style-name="T22">;</text:span></text:p>
      <text:p text:style-name="P5"/>
      <text:p text:style-name="P5"><text:span text:style-name="T22">cin <text:s text:c="2"/>&gt;&gt; last</text:span><text:span text:style-name="T23">1</text:span><text:span text:style-name="T22"> <text:s/>&gt;&gt; hour</text:span><text:span text:style-name="T23">1 <text:s/>&gt;&gt; junk</text:span><text:span text:style-name="T22"> &gt;&gt; min</text:span><text:span text:style-name="T23">1</text:span></text:p>
      <text:p text:style-name="P11">cin &gt;&gt; last<text:span text:style-name="T23">2 <text:s/></text:span>&gt;&gt; hour<text:span text:style-name="T23">2 <text:s text:c="2"/>&gt;&gt; junk <text:s/></text:span>&gt;&gt; min<text:span text:style-name="T23">2</text:span></text:p>
      <text:p text:style-name="P10"/>
      <text:p text:style-name="P3"/>
      <text:p text:style-name="P12">problem: minutes and seconds continued</text:p>
      <text:p text:style-name="P13">problem: class year from email addre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.0201in" fo:border="none" style:join-borde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201in" fo:border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Header">
      <style:text-properties fo:color="#729fcf" fo:font-size="14pt" style:text-underline-style="solid" style:text-underline-width="auto" style:text-underline-color="font-color" fo:font-weight="bold" officeooo:rsid="001a3f4e" officeooo:paragraph-rsid="001a3f4e" style:font-size-asian="14pt" style:font-weight-asian="bold" style:font-size-complex="14pt" style:font-weight-complex="bold"/>
    </style:style>
    <style:style style:name="MP2" style:family="paragraph" style:parent-style-name="Header">
      <style:text-properties fo:color="#729fcf" style:text-underline-style="solid" style:text-underline-width="auto" style:text-underline-color="font-color" fo:font-weight="bold" officeooo:rsid="001a3f4e" officeooo:paragraph-rsid="001a3f4e" style:font-weight-asian="bold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8pt" officeooo:rsid="002879c8" style:font-size-asian="18pt" style:font-size-complex="18pt"/>
    </style:style>
    <style:style style:name="MT3" style:family="text">
      <style:text-properties officeooo:rsid="002879c8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font-size="14pt" officeooo:rsid="0037ade0" style:font-size-asian="14pt" style:font-size-complex="14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<text:span text:style-name="MT1">Day </text:span><text:span text:style-name="MT2">4</text:span><text:span text:style-name="MT1"> </text:span>– <text:span text:style-name="MT3">T</text:span><text:span text:style-name="MT4">ypes</text:span><text:span text:style-name="MT5">D</text:span>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2:42:43.570170324</meta:creation-date>
    <dc:date>2022-08-29T06:54:25.660342679</dc:date>
    <meta:editing-duration>PT1H25M51S</meta:editing-duration>
    <meta:editing-cycles>16</meta:editing-cycles>
    <meta:generator>LibreOffice/6.4.7.2$Linux_X86_64 LibreOffice_project/40$Build-2</meta:generator>
    <meta:document-statistic meta:table-count="2" meta:image-count="0" meta:object-count="0" meta:page-count="2" meta:paragraph-count="60" meta:word-count="267" meta:character-count="1268" meta:non-whitespace-character-count="978"/>
  </office:meta>
</office:document-meta>
</file>